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officeooo:rsid="001c39e9" officeooo:paragraph-rsid="001c39e9"/>
    </style:style>
    <style:style style:name="P3" style:family="paragraph" style:parent-style-name="Table_20_Contents">
      <style:text-properties fo:color="#000000"/>
    </style:style>
    <style:style style:name="P4" style:family="paragraph" style:parent-style-name="Table_20_Contents">
      <style:text-properties fo:color="#000000" style:font-name="Times New Roman" fo:font-size="12pt" officeooo:rsid="001c39e9" officeooo:paragraph-rsid="001c39e9" style:font-size-asian="12pt" style:font-size-complex="12pt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2pt" officeooo:rsid="001c39e9" officeooo:paragraph-rsid="001c39e9" style:font-size-asian="12pt" style:font-size-complex="12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222222" fo:font-size="10.5pt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2b. JDK y JRE</text:p>
      <text:p text:style-name="Standard">Las aplicaciones Java requieren de su propio entorno de desarrollo, el cual debe incluir las</text:p>
      <text:p text:style-name="Standard">herramientas necesarias para el desarrollo y ejecucion de las mismas asi como las bibliotecas que</text:p>
      <text:p text:style-name="Standard">permitan su construccion.</text:p>
      <text:p text:style-name="Standard"/>
      <text:list xml:id="list879032076" text:style-name="L1">
        <text:list-header>
          <text:p text:style-name="P1">1. Visualiza el video <text:a xlink:type="simple" xlink:href="https://youtu.be/RJ5NLb2zLhw" text:style-name="Internet_20_link" text:visited-style-name="Visited_20_Internet_20_Link">https://youtu.be/RJ5NLb2zLhw</text:a> y busca las palabras que componen los acrónimos JDK, JRE y JVM.</text:p>
          <text:p text:style-name="P1">2. Accede al tutorial <text:a xlink:type="simple" xlink:href="https://docs.oracle.com/javase/tutorial/getStarted/intro/definition.html" text:style-name="Internet_20_link" text:visited-style-name="Visited_20_Internet_20_Link">https://docs.oracle.com/javase/tutorial/getStarted/intro/definition.html</text:a>.</text:p>
        </text:list-header>
      </text:list>
      <text:p text:style-name="Standard"><text:tab/>donde podrás revisar el proceso de compilacion e interpretacion de Java <text:s/>y <text:s/>definir la <text:s text:c="2"/><text:tab/>plataforma de Java (JVM +API).</text:p>
      <text:p text:style-name="Standard"><text:tab/>3 Accede al tutorial <text:a xlink:type="simple" xlink:href="https://docs.oracle.com/javase/tutorial/getStarted/intro/cando.html" text:style-name="Internet_20_link" text:visited-style-name="Visited_20_Internet_20_Link">https://docs.oracle.com/javase/tutorial/getStarted/intro/cando.html</text:a>. <text:tab/>Donde encontrarás explicacion <text:s/>detalladas de la plataforma de desarrollo de Java: herramientas de desarrollo (javac, java, javadoc), API, herramientas de desarrollo de interfaces(JavaFX,Swing …). </text:p>
      <text:p text:style-name="Standard"><text:tab/>4 Accede al tutorialDiferencia entre JDK, JRE, JVM. </text:p>
      <text:p text:style-name="Standard"><text:a xlink:type="simple" xlink:href="https://javabeginnerstutorial.com/core-java-tutorial/jdk-vs-jre-vs-jvm/" text:style-name="Internet_20_link" text:visited-style-name="Visited_20_Internet_20_Link">https://javabeginnerstutorial.com/core-java-tutorial/jdk-vs-jre-vs-jvm/</text:a> </text:p>
      <text:p text:style-name="Standard"><text:tab/>5 Rellena la siguiente tabla para aclarte en las diferencias de ambos conceptos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JRE</text:p>
          </table:table-cell>
          <table:table-cell table:style-name="Tabla1.C1" office:value-type="string">
            <text:p text:style-name="Table_20_Contents">JDK</text:p>
          </table:table-cell>
        </table:table-row>
        <table:table-row>
          <table:table-cell table:style-name="Tabla1.A2" office:value-type="string">
            <text:p text:style-name="Table_20_Contents">Traducción al Español</text:p>
          </table:table-cell>
          <table:table-cell table:style-name="Tabla1.A2" office:value-type="string">
            <text:p text:style-name="P2">Entorno de Ejecuciónd de Java</text:p>
          </table:table-cell>
          <table:table-cell table:style-name="Tabla1.C2" office:value-type="string">
            <text:p text:style-name="P2">Kit de Desarrollador de Java</text:p>
          </table:table-cell>
        </table:table-row>
        <table:table-row>
          <table:table-cell table:style-name="Tabla1.A2" office:value-type="string">
            <text:p text:style-name="P3">Uso</text:p>
          </table:table-cell>
          <table:table-cell table:style-name="Tabla1.A2" office:value-type="string">
            <text:p text:style-name="P4">Ejecución de Programas en Java</text:p>
          </table:table-cell>
          <table:table-cell table:style-name="Tabla1.C2" office:value-type="string">
            <text:p text:style-name="P5"><text:span text:style-name="T4">Creación de programas en Java</text:span></text:p>
          </table:table-cell>
        </table:table-row>
        <table:table-row>
          <table:table-cell table:style-name="Tabla1.A2" office:value-type="string">
            <text:p text:style-name="Table_20_Contents">Tamaño</text:p>
          </table:table-cell>
          <table:table-cell table:style-name="Tabla1.A2" office:value-type="string">
            <text:p text:style-name="P2">72,98 MB</text:p>
          </table:table-cell>
          <table:table-cell table:style-name="Tabla1.C2" office:value-type="string">
            <text:p text:style-name="P2">40 MB</text:p>
          </table:table-cell>
        </table:table-row>
        <table:table-row>
          <table:table-cell table:style-name="Tabla1.A2" office:value-type="string">
            <text:p text:style-name="Table_20_Contents">Componentes</text:p>
          </table:table-cell>
          <table:table-cell table:style-name="Tabla1.A2" office:value-type="string">
            <text:p text:style-name="Table_20_Contents">JDK,J2EE,J2SE,SDK,JRE,IDE</text:p>
          </table:table-cell>
          <table:table-cell table:style-name="Tabla1.C2" office:value-type="string">
            <text:p text:style-name="Table_20_Contents">JDK,J2EE,J2SE,SDK,JRE,IDE</text:p>
          </table:table-cell>
        </table:table-row>
        <table:table-row>
          <table:table-cell table:style-name="Tabla1.A2" office:value-type="string">
            <text:p text:style-name="Table_20_Contents">Tutorial</text:p>
          </table:table-cell>
          <table:table-cell table:style-name="Tabla1.A2" office:value-type="string">
            <text:p text:style-name="Table_20_Contents"><text:a xlink:type="simple" xlink:href="https://www.youtube.com/watch?v=zPLJIplsrhU" text:style-name="Internet_20_link" text:visited-style-name="Visited_20_Internet_20_Link">https://www.youtube.com/watch?v=zPLJIplsrhU</text:a> </text:p>
          </table:table-cell>
          <table:table-cell table:style-name="Tabla1.C2" office:value-type="string">
            <text:p text:style-name="Table_20_Contents"><text:a xlink:type="simple" xlink:href="https://www.youtube.com/watch?v=C-egB_CT4is" text:style-name="Internet_20_link" text:visited-style-name="Visited_20_Internet_20_Link">https://www.youtube.com/watch?v=C-egB_CT4is</text:a> </text:p>
          </table:table-cell>
        </table:table-row>
      </table:table>
      <text:p text:style-name="Standard">Sube este documento finalizado a Mood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H19M17S</meta:editing-duration>
    <meta:editing-cycles>7</meta:editing-cycles>
    <meta:generator>LibreOffice/6.3.1.2$Windows_X86_64 LibreOffice_project/b79626edf0065ac373bd1df5c28bd630b4424273</meta:generator>
    <dc:date>2019-11-07T09:00:59.489000000</dc:date>
    <meta:document-statistic meta:table-count="1" meta:image-count="0" meta:object-count="0" meta:page-count="1" meta:paragraph-count="29" meta:word-count="172" meta:character-count="1422" meta:non-whitespace-character-count="1263"/>
    <meta:user-defined meta:name="Info 1"/>
    <meta:user-defined meta:name="Info 2"/>
    <meta:user-defined meta:name="Info 3"/>
    <meta:user-defined meta:name="Info 4"/>
  </office:meta>
</office:document-meta>
</file>